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6F000000B4419610EE.png" manifest:media-type=""/>
  <manifest:file-entry manifest:full-path="Pictures/100000000000036F000000B4B1A3D9B1.png" manifest:media-type=""/>
  <manifest:file-entry manifest:full-path="Pictures/10000000000001A00000004E522B9AD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001cm" svg:height="2.061cm" svg:x="3.099cm" svg:y="1cm">
          <draw:image xlink:href="Pictures/10000000000001A00000004E522B9ADB.png" xlink:type="simple" xlink:show="embed" xlink:actuate="onLoad">
            <text:p/>
          </draw:image>
        </draw:frame>
        <draw:frame draw:style-name="gr1" draw:text-style-name="P1" draw:layer="layout" svg:width="18.999cm" svg:height="3.889cm" svg:x="1cm" svg:y="3.511cm">
          <draw:image xlink:href="Pictures/100000000000036F000000B4B1A3D9B1.png" xlink:type="simple" xlink:show="embed" xlink:actuate="onLoad">
            <text:p/>
          </draw:image>
        </draw:frame>
        <draw:frame draw:style-name="gr1" draw:text-style-name="P1" draw:layer="layout" svg:width="18.999cm" svg:height="3.889cm" svg:x="1cm" svg:y="7cm">
          <draw:image xlink:href="Pictures/100000000000036F000000B4419610E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Olivier</meta:initial-creator>
    <meta:creation-date>2013-06-19T14:08:44</meta:creation-date>
    <meta:generator>LibreOffice/4.0.4.2$Linux_X86_64 LibreOffice_project/9e9821abd0ffdbc09cd8c52eaa574fa09eb08f2</meta:generator>
    <dc:date>2013-09-17T10:16:16</dc:date>
    <dc:creator>Pierre Olivier</dc:creator>
    <meta:editing-duration>P0D</meta:editing-duration>
    <meta:editing-cycles>1</meta:editing-cycles>
    <meta:document-statistic meta:object-count="3"/>
  </office:meta>
</office:document-meta>
</file>